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uman-subtitle">
      <style:graphic-properties draw:fill-color="#ffffff" draw:auto-grow-height="true" fo:min-height="14.773cm"/>
    </style:style>
    <style:style style:name="pr2" style:family="presentation" style:parent-style-name="Human-title">
      <style:graphic-properties draw:fill-color="#ffffff" draw:auto-grow-height="true" fo:min-height="3.507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outline1">
      <style:graphic-properties draw:fill-color="#ffffff" draw:auto-grow-height="true" fo:min-height="13.86cm"/>
    </style:style>
    <style:style style:name="pr5" style:family="presentation" style:parent-style-name="Human-title">
      <style:graphic-properties fo:min-height="3.256cm"/>
    </style:style>
    <style:style style:name="pr6" style:family="presentation" style:parent-style-name="Human-outline1">
      <style:graphic-properties fo:min-height="13.609cm"/>
    </style:style>
    <style:style style:name="pr7" style:family="presentation" style:parent-style-name="Human-notes">
      <style:graphic-properties draw:fill-color="#ffffff" fo:min-height="13.114cm"/>
    </style:style>
    <style:style style:name="pr8" style:family="presentation" style:parent-style-name="Human-outline1">
      <style:graphic-properties fo:min-height="17.459cm"/>
    </style:style>
    <style:style style:name="pr9" style:family="presentation" style:parent-style-name="Human-outline1">
      <style:graphic-properties fo:min-height="17.607cm"/>
    </style:style>
    <style:style style:name="pr10" style:family="presentation" style:parent-style-name="Human-title">
      <style:graphic-properties draw:auto-grow-height="true" fo:min-height="3.507cm"/>
    </style:style>
    <style:style style:name="pr11" style:family="presentation" style:parent-style-name="Human-outline1">
      <style:graphic-properties draw:auto-grow-height="true" fo:min-height="16.841cm"/>
    </style:style>
    <style:style style:name="pr12" style:family="presentation" style:parent-style-name="Human-outline1">
      <style:graphic-properties fo:min-height="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Courier 10 Pitch'" style:font-style-name="Standard" style:font-pitch="fixed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color="#b80047" fo:font-size="20pt" style:font-size-asian="20pt" style:font-size-complex="20pt"/>
    </style:style>
    <style:style style:name="T7" style:family="text">
      <style:text-properties fo:color="#b80047" fo:font-family="'Courier 10 Pitch'" style:font-style-name="Standard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32" draw:id="id1">
        <office:forms form:automatic-focus="false" form:apply-design-mode="false"/>
        <draw:frame presentation:style-name="pr1" draw:layer="layout" svg:width="25.199cm" svg:height="14.773cm" svg:x="1.301cm" svg:y="4cm" presentation:class="subtitle" presentation:user-transformed="true">
          <draw:text-box>
            <text:p><text:span text:style-name="T1">Strumenti Liberi per la Rete</text:span></text:p>
            <text:p><text:span text:style-name="T1"><text:s/></text:span><text:span text:style-name="T1">dell'Ufficio e per la Privacy</text:span></text:p>
            <text:p/>
            <text:p>Paolo Mascellani</text:p>
            <text:p><text:span text:style-name="T2"><text:a xlink:href="mailto:paolo@elabor.homelinux.org">paolo@elabor.homelinux.org</text:a></text:span></text:p>
            <text:p><text:span text:style-name="T3"/></text:p>
            <text:p>eLabor sc</text:p>
            <text:p><text:span text:style-name="T2"><text:a xlink:href="http://elabor.homelinux.org/">http://elabor.homelinux.org</text:a></text:span></text:p>
          </draw:text-box>
        </draw:frame>
        <draw:frame presentation:style-name="pr2" draw:text-style-name="P1" draw:layer="layout" svg:width="25.199cm" svg:height="3.507cm" svg:x="1.302cm" svg:y="0.001cm" presentation:class="title" presentation:user-transformed="true">
          <draw:text-box>
            <text:p>Linux Day 2010 - Pisa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 draw:id="id2">
        <office:forms form:automatic-focus="false" form:apply-design-mode="false"/>
        <draw:frame presentation:style-name="pr2" draw:text-style-name="P1" draw:layer="layout" svg:width="25.199cm" svg:height="3.507cm" svg:x="1.301cm" svg:y="0cm" presentation:class="title" presentation:user-transformed="true">
          <draw:text-box>
            <text:p>Una problematica comune</text:p>
          </draw:text-box>
        </draw:frame>
        <draw:frame presentation:style-name="pr4" draw:text-style-name="P2" draw:layer="layout" svg:width="25.199cm" svg:height="15.342cm" svg:x="1.4cm" svg:y="4.914cm" presentation:class="outline" presentation:user-transformed="true">
          <draw:text-box>
            <text:list text:style-name="L2">
              <text:list-header>
                <text:p>una rete locale con:</text:p>
                <text:list>
                  <text:list-item>
                    <text:p><text:span text:style-name="T4">sistemi eterogenei</text:span> (Linux, Windows, MacOS …)</text:p>
                  </text:list-item>
                  <text:list-item>
                    <text:p>accesso centralizzato a <text:span text:style-name="T4">Internet</text:span> con protezione anti intrusioni (firewall, antivirus, ...)</text:p>
                  </text:list-item>
                  <text:list-item>
                    <text:p><text:span text:style-name="T4">condivisione di risorse</text:span>: documenti, dati, applicazioni, stampanti, scanner, …</text:p>
                  </text:list-item>
                  <text:list-item>
                    <text:p><text:span text:style-name="T4">gestione centralizzata degli accessi</text:span> aderente alle norme sulla privacy</text:p>
                  </text:list-item>
                  <text:list-item>
                    <text:p><text:span text:style-name="T4">accesso remoto</text:span> via Internet</text:p>
                  </text:list-item>
                  <text:list-item>
                    <text:p><text:span text:style-name="T4">backup</text:span> quotidiano</text:p>
                  </text:list-item>
                </text:list>
              </text:list-header>
            </text:list>
            <text:p/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 draw:id="id3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Una soluzione: il software libero</text:p>
          </draw:text-box>
        </draw:frame>
        <draw:frame presentation:style-name="pr6" draw:layer="layout" svg:width="25.199cm" svg:height="15.507cm" svg:x="1.4cm" svg:y="4.914cm" presentation:class="outline" presentation:user-transformed="true">
          <draw:text-box>
            <text:list text:style-name="L2">
              <text:list-header>
                <text:p text:style-name="P1">il miglior modo per far dialogare sistemi eterogenei all'interno della propria rete è utilizzare <text:span text:style-name="T4">uno o più server Linux</text:span>:</text:p>
                <text:list>
                  <text:list-item>
                    <text:p>gestione di IPv4 e IPv6 su <text:span text:style-name="T4">ethernet, wi-fi e adsl</text:span>.</text:p>
                  </text:list-item>
                  <text:list-item>
                    <text:p><text:span text:style-name="T4">firewall</text:span> con iptables e <text:span text:style-name="T4">antivirus</text:span> con clamd.</text:p>
                  </text:list-item>
                  <text:list-item>
                    <text:p><text:span text:style-name="T4">condivisione risorse</text:span>: nfsd, samba, cups.</text:p>
                  </text:list-item>
                  <text:list-item>
                    <text:p>gestione unificata <text:span text:style-name="T4">credenziali accesso</text:span>: slapd.</text:p>
                  </text:list-item>
                  <text:list-item>
                    <text:p><text:span text:style-name="T4">backup</text:span>: amanda.</text:p>
                  </text:list-item>
                  <text:list-item>
                    <text:p><text:span text:style-name="T4">connessione remota</text:span>: openvpn, openssh.</text:p>
                  </text:list-item>
                  <text:list-item>
                    <text:p>ed anche apache, tomcat, wordpress, zope, drupal, mediawiki, mysql, postgres, jabber, squirrel, …</text:p>
                  </text:list-item>
                </text:list>
              </text:list-header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 draw:id="id4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ome funziona: LAN</text:p>
          </draw:text-box>
        </draw:frame>
        <draw:frame presentation:style-name="pr6" draw:layer="layout" svg:width="25.199cm" svg:height="14.278cm" svg:x="1.4cm" svg:y="4.914cm" presentation:class="outline" presentation:user-transformed="true">
          <draw:text-box>
            <text:list text:style-name="L2">
              <text:list-header>
                <text:p>infrastruttura di rete standard:</text:p>
                <text:list>
                  <text:list-item>
                    <text:p>qualsiasi sistema operativo mette a disposizione i driver per sostanzialmente tutte le schede esistenti ethernet e wi-fi (con Linux è possibile utilizzare anche hardware vecchi, non più supportati dai SO proprietari): <text:span text:style-name="T4">i PC dialogano tra loro</text:span>.</text:p>
                  </text:list-item>
                  <text:list-item>
                    <text:p>un router (o un vecchio PC con Linux) può fare da gateway e firewall verso Internet ed eventualmente sezionare la rete locale in diverse sottoreti: <text:span text:style-name="T4">i PC accedono a Internet</text:span> con le normali applicazioni di browsing, posta elettronica, chat, eccetera ed è possibile creare <text:span text:style-name="T4">zone protette</text:span> all'interno della rete.</text:p>
                  </text:list-item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 draw:id="id5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Come funziona: risorse condivise</text:p>
          </draw:text-box>
        </draw:frame>
        <draw:frame presentation:style-name="pr8" draw:layer="layout" svg:width="27cm" svg:height="17.459cm" svg:x="0.5cm" svg:y="4cm" presentation:class="outline" presentation:user-transformed="true">
          <draw:text-box>
            <text:list text:style-name="L2">
              <text:list-item>
                <text:p>un server Linux (non c'è bisogno di chissà quale hardware) con un buon disco ed una buona scheda di rete <text:span text:style-name="T4">mette a disposizone dei PC cartelle e documenti</text:span> utilizzando NFS e SMB (si può anche realizzare un RAID).</text:p>
              </text:list-item>
              <text:list-item>
                <text:p>lo stesso server, un print server o un vecchio PC fornisce l'<text:span text:style-name="T4">accesso via rete ad una o più stampanti</text:span> utilizzando IPP e/o SMB (si possono condividere anche scanner ed altri dispositivi).</text:p>
              </text:list-item>
              <text:list-item>
                <text:p>un <text:span text:style-name="T4">anti-virus aggiornato automaticamente</text:span> scansiona periodicamente e mette in quarantena i documenti affetti da virus presenti sul server.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 draw:id="id6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ome funziona: accessi condivisi </text:p>
          </draw:text-box>
        </draw:frame>
        <draw:frame presentation:style-name="pr6" draw:layer="layout" svg:width="25.199cm" svg:height="15.173cm" svg:x="1.301cm" svg:y="4.327cm" presentation:class="outline" presentation:user-transformed="true">
          <draw:text-box>
            <text:list text:style-name="L2">
              <text:list-item>
                <text:p>sullo stesso server, utilizzando LDAP e SMB, si realizza la <text:span text:style-name="T4">gestione delle credenziali di accesso</text:span> (con qualche problema per gli utenti con le versioni ”home” di Windows):</text:p>
                <text:list>
                  <text:list-item>
                    <text:p>gestire <text:span text:style-name="T4">centralmente</text:span> le credenziali di accesso con notevole <text:span text:style-name="T4">diminuzione dei problemi di gestione</text:span>;</text:p>
                  </text:list-item>
                  <text:list-item>
                    <text:p>avere le ”home” degli utenti <text:span text:style-name="T4">condivise, accessibili e protette</text:span> (<text:span text:style-name="T5">l'utente si autentica su qualsiasi PC e ritrova i suoi dati ed il suo ambiente abituale</text:span>);</text:p>
                  </text:list-item>
                  <text:list-item>
                    <text:p>realizzare le <text:span text:style-name="T4">misure minime di sicurezza</text:span> (MMS) previste dalla legge e specificate nel DPS dell'azienda o dell'ente. 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2T1" draw:id="id7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ome funziona: backup</text:p>
          </draw:text-box>
        </draw:frame>
        <draw:frame presentation:style-name="pr6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un'unità di backup (disco o nastro) può essere collegata al server che <text:span text:style-name="T4">esegue i backup</text:span> dei dischi, gestendo la schedulazione di quelli <text:span text:style-name="T4">totali ed incrementali</text:span> con <text:span text:style-name="T4">cicli adattabili</text:span> ad ogni esigenza.</text:p>
              </text:list-item>
              <text:list-item>
                <text:p>un vecchio PC con un disco di dimensioni opportune (e Linux) può essere un <text:span text:style-name="T4">sostituto economico</text:span>, senza rinunciare a nulla.</text:p>
              </text:list-item>
              <text:list-item>
                <text:p>altri PC possono essere coperti dal <text:span text:style-name="T4">backup via rete</text:span> utilizzando la versione client di amanda o tramite la condivisione NFS o SMB.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 draw:id="id8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ome funziona: accesso remoto</text:p>
          </draw:text-box>
        </draw:frame>
        <draw:frame presentation:style-name="pr9" draw:layer="layout" svg:width="25.199cm" svg:height="17.607cm" svg:x="1.4cm" svg:y="4cm" presentation:class="outline" presentation:user-transformed="true">
          <draw:text-box>
            <text:list text:style-name="L2">
              <text:list-item>
                <text:p>configurando il firewall, è possibile l'<text:span text:style-name="T4">accesso esterno in DMZ</text:span> ad un server che fornisce servizi: siti web, CMS, wiki, applicazioni varie.</text:p>
              </text:list-item>
              <text:list-item>
                <text:p>realizzare le normali forme di <text:span text:style-name="T4">autenticazione e sicurezza</text:span>, e la <text:span text:style-name="T4">cifratura delle comunicazioni</text:span> (con un certificato firmato da una CA o dall'azienda o ente stesso).</text:p>
              </text:list-item>
              <text:list-item>
                <text:p>collegarsi in SSH: comodo soprattutto per la <text:span text:style-name="T4">diagnosi e l'assistenza remota</text:span> a basso costo.</text:p>
              </text:list-item>
              <text:list-item>
                <text:p>creare VPN per <text:span text:style-name="T4">collegarsi dall'esterno</text:span> come se si fosse in ufficio o <text:span text:style-name="T4">collegarsi a VPN esterne</text:span>.</text:p>
              </text:list-item>
            </text:list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3T3" draw:id="id9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Conclusioni</text:p>
          </draw:text-box>
        </draw:frame>
        <draw:frame presentation:style-name="pr11" draw:layer="layout" svg:width="25.1cm" svg:height="16.841cm" svg:x="1.4cm" svg:y="3.5cm" presentation:class="outline" presentation:user-transformed="true">
          <draw:text-box>
            <text:list text:style-name="L2">
              <text:list-item>
                <text:p>Il software libero offre gli strumenti necessari per realizzare una <text:span text:style-name="T4">rete locale</text:span> di calcolatori funzionale rispetto alle <text:span text:style-name="T4">esigenze di un normale ufficio</text:span>, anche se per motivi diversi è <text:span text:style-name="T4">necessario utilizzare software proprietario</text:span>.</text:p>
              </text:list-item>
              <text:list-item>
                <text:p>Questi sono <text:span text:style-name="T4">stabili e ben conosciuti</text:span> ed è facile trovare sul proprio territorio aziende che offrono il <text:span text:style-name="T4">supporto professionale</text:span> necessario.</text:p>
              </text:list-item>
              <text:list-item>
                <text:p>Utilizzarli è una strada per la <text:span text:style-name="T4">migrazione senza problemi al software libero.</text:span></text:p>
              </text:list-item>
            </text:list>
          </draw:text-box>
        </draw:frame>
        <draw:frame presentation:style-name="pr12" draw:text-style-name="P4" draw:layer="layout" svg:width="25.5cm" svg:height="2cm" svg:x="1.227cm" svg:y="18.384cm" presentation:class="outline" presentation:user-transformed="true">
          <draw:text-box>
            <text:list text:style-name="L2">
              <text:list-header>
                <text:p text:style-name="P4"><text:span text:style-name="T6">Questa presentazione è distribuita con licenza GPL v2 o successive versioni &lt;</text:span><text:span text:style-name="T7"><text:a xlink:href="http://www.gnu.org/licenses/#GPL">http://www.gnu.org/licenses/#GPL</text:a></text:span><text:span text:style-name="T6">&gt;</text:span><text:span text:style-name="T6"> a scelta del licenziatario 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0-10-17T18:04:32</meta:creation-date>
    <dc:language>fi-FI</dc:language>
    <meta:editing-cycles>166</meta:editing-cycles>
    <meta:editing-duration>PT03H54M05S</meta:editing-duration>
    <meta:initial-creator>Paolo Mascellani</meta:initial-creator>
    <dc:date>2010-10-19T11:02:33</dc:date>
    <dc:creator>Paolo Mascellani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Human.otp"/>
  </office:meta>
</office:document-meta>
</file>